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fo:color="#00000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Heading">
      <style:paragraph-properties fo:text-align="center" style:justify-single-word="false" fo:break-before="page"/>
    </style:style>
    <style:style style:name="T1" style:family="text">
      <style:text-properties style:text-position="super 58%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P1">Table des matières</text:p>
          </text:index-title>
          <text:p text:style-name="P2">1. Présentation générale du problème<text:tab/>2</text:p>
          <text:p text:style-name="P3">1.1 Projet<text:tab/>2</text:p>
          <text:p text:style-name="P4">1.1.1 Finalité<text:tab/>2</text:p>
          <text:p text:style-name="P3">1.2 Contexte<text:tab/>2</text:p>
          <text:p text:style-name="P4">1.2.2 Etudes déjà effectuées<text:tab/>2</text:p>
          <text:p text:style-name="P4">1.2.5 Nature des prestations demandées<text:tab/>2</text:p>
          <text:p text:style-name="P4">1.2.6 Parties concernées<text:tab/>2</text:p>
          <text:p text:style-name="P3">1.3 Énoncé du besoin<text:tab/>3</text:p>
          <text:p text:style-name="P3">1.4 Environnement du produit<text:tab/>3</text:p>
          <text:p text:style-name="P3"/>
          <text:p text:style-name="P2">2. Expression fonctionnelle du besoin<text:tab/>4</text:p>
          <text:p text:style-name="P3">2.1 Fonctions de service et de contraintes<text:tab/>4</text:p>
          <text:p text:style-name="P4">2.1.1 Fonctions de service principales<text:tab/>4</text:p>
          <text:p text:style-name="P4">2.1.2 Fonctions de service complémentaires<text:tab/>4</text:p>
          <text:p text:style-name="P4">2.1.3 Contraintes<text:tab/>4</text:p>
        </text:index-body>
      </text:table-of-content>
      <text:p text:style-name="Text_20_body"/>
      <text:p text:style-name="P14">Cahier des charges fonctionnel</text:p>
      <text:p text:style-name="Standard"/>
      <text:h text:style-name="Heading_20_1" text:outline-level="1">1. Présentation générale du problème</text:h>
      <text:h text:style-name="Heading_20_2" text:outline-level="2">1.1 Projet</text:h>
      <text:h text:style-name="Heading_20_3" text:outline-level="3">1.1.1 Finalité</text:h>
      <text:list xml:id="list377344536" text:style-name="L1">
        <text:list-item>
          <text:p text:style-name="P6">Proposer une solution facile d'accès a l'intranet</text:p>
        </text:list-item>
        <text:list-item>
          <text:p text:style-name="P6">Proposer un intranet qui regroupe les différents départements de l'IUT</text:p>
        </text:list-item>
      </text:list>
      <text:h text:style-name="Heading_20_2" text:outline-level="2">1.2 Contexte</text:h>
      <text:h text:style-name="Heading_20_3" text:outline-level="3">1.2.2 Etudes déjà effectuées</text:h>
      <text:list xml:id="list471766703" text:style-name="L2">
        <text:list-item>
          <text:p text:style-name="P7">Basé sur l'intranet existant du départemen informatique et de carrières juridique</text:p>
        </text:list-item>
        <text:list-item>
          <text:p text:style-name="P7">Il existe des solutions déjà existantes qui facilitent la conception (CMS)</text:p>
        </text:list-item>
      </text:list>
      <text:p text:style-name="Text_20_body">Manques principaux de l'intranet :</text:p>
      <text:list xml:id="list103627039" text:style-name="L3">
        <text:list-item>
          <text:p text:style-name="P8">Espace commun pour tous les départements</text:p>
        </text:list-item>
        <text:list-item>
          <text:p text:style-name="P8">Espace commun pour le département informatique</text:p>
        </text:list-item>
        <text:list-item>
          <text:p text:style-name="P8">Espace commun pour les professeurs et élèves</text:p>
        </text:list-item>
        <text:list-item>
          <text:p text:style-name="P8">Partage de documents</text:p>
        </text:list-item>
        <text:list-item>
          <text:p text:style-name="P8">Mettre des documents sur les espaces communs</text:p>
        </text:list-item>
        <text:list-item>
          <text:p text:style-name="P8">Notifications plus simple (mail actuellement, contraignant)</text:p>
        </text:list-item>
        <text:list-item>
          <text:p text:style-name="P8">Organisation du menu : navigation difficile</text:p>
        </text:list-item>
      </text:list>
      <text:h text:style-name="Heading_20_3" text:outline-level="3">1.2.5 Nature des prestations demandées</text:h>
      <text:p text:style-name="Text_20_body">Prototype, pas de maintenance</text:p>
      <text:p text:style-name="Text_20_body"/>
      <text:h text:style-name="Heading_20_3" text:outline-level="3">1.2.6 Parties concernées</text:h>
      <text:p text:style-name="Text_20_body">Chef de projet : Florian</text:p>
      <text:p text:style-name="Text_20_body">Directeur de projet : M. Francis Brunet-Manquat</text:p>
      <text:p text:style-name="Text_20_body">Maitrise d'ouvrage : IUT2 De Grenoble</text:p>
      <text:p text:style-name="Text_20_body">Maitrise d'oeuvre : M<text:span text:style-name="T1">lle</text:span> Aurélie MISTRI, M<text:span text:style-name="T1">lle</text:span> Alexandra MONNIER, M<text:span text:style-name="T1">lle</text:span> Marie PAULI, M. Pierre-Julien MARTINEZ, M. Dorian LANDRISCINA, M. Florian PARRENO</text:p>
      <text:p text:style-name="Text_20_body">Utilisateurs : Toutes les personnes faisant partie de l'IUT : élèves, professeurs, personnel d'administration</text:p>
      <text:p text:style-name="Text_20_body">Demandeur : IUT</text:p>
      <text:p text:style-name="Text_20_body"><text:soft-page-break/></text:p>
      <text:h text:style-name="Heading_20_2" text:outline-level="2">1.3 Énoncé du besoin</text:h>
      <text:list xml:id="list2064243393" text:style-name="L4">
        <text:list-item>
          <text:p text:style-name="P9">Développer l'aspect communautaire de l'Intranet entre toutes les personnes de tous les départements</text:p>
        </text:list-item>
        <text:list-item>
          <text:p text:style-name="P9">Zone de partage, d'échange et de communication</text:p>
        </text:list-item>
        <text:list-item>
          <text:p text:style-name="P9">Fournir un service de meilleure qualité que l'actuel (heeuuuu... vous êtes sûr là ?)</text:p>
        </text:list-item>
      </text:list>
      <text:p text:style-name="Text_20_body"/>
      <text:h text:style-name="Heading_20_2" text:outline-level="2">1.4 Environnement du produit</text:h>
      <text:list xml:id="list1066125255" text:style-name="L5">
        <text:list-item>
          <text:p text:style-name="P10">Nécessité d'un serveur web (Apache + serveur SQL</text:p>
        </text:list-item>
        <text:list-item>
          <text:p text:style-name="P10">PHP 5.3</text:p>
        </text:list-item>
        <text:list-item>
          <text:p text:style-name="P10">Ordinateurs (pas de grosse puissance/configuration matérielle nécessaire)</text:p>
        </text:list-item>
        <text:list-item>
          <text:p text:style-name="P10">Maîtres d'oeuvre</text:p>
        </text:list-item>
      </text:list>
      <text:p text:style-name="Text_20_body"/>
      <text:h text:style-name="P5" text:outline-level="1">2. Expression fonctionnelle du besoin</text:h>
      <text:h text:style-name="Heading_20_2" text:outline-level="2">2.1 Fonctions de service et de contraintes</text:h>
      <text:h text:style-name="Heading_20_3" text:outline-level="3">2.1.1 Fonctions de service principales</text:h>
      <text:list xml:id="list1633495353" text:style-name="L6">
        <text:list-item>
          <text:p text:style-name="P11">Emploi du temps</text:p>
        </text:list-item>
        <text:list-item>
          <text:p text:style-name="P11">Partage de documents</text:p>
        </text:list-item>
        <text:list-item>
          <text:p text:style-name="P11">Gérer la connexion à l'intranet</text:p>
        </text:list-item>
        <text:list-item>
          <text:p text:style-name="P11">Exportation de l'emploi du temps vers Google Agenda</text:p>
        </text:list-item>
        <text:list-item>
          <text:p text:style-name="P11">Agenda partagé (notifications spéciales pour les évènements hors calendrier)</text:p>
        </text:list-item>
        <text:list-item>
          <text:p text:style-name="P11">Choix des cibles de partage (de groupe de semestre entier à une personne particulière)</text:p>
        </text:list-item>
        <text:list-item>
          <text:p text:style-name="P11">Messagerie privée</text:p>
        </text:list-item>
        <text:list-item>
          <text:p text:style-name="P11">Tous les départements sur un même intranet (géré à la connexion)</text:p>
        </text:list-item>
      </text:list>
      <text:h text:style-name="Heading_20_3" text:outline-level="3">2.1.2 Fonctions de service complémentaires</text:h>
      <text:list xml:id="list2094521759" text:style-name="L7">
        <text:list-item>
          <text:p text:style-name="P12">Gestion des notes</text:p>
        </text:list-item>
        <text:list-item>
          <text:p text:style-name="P12">Gestion des absences</text:p>
        </text:list-item>
        <text:list-item>
          <text:p text:style-name="P12">Adaptation sous android</text:p>
        </text:list-item>
        <text:list-item>
          <text:p text:style-name="P12">Forum</text:p>
        </text:list-item>
        <text:list-item>
          <text:p text:style-name="P12">Mini-chat</text:p>
        </text:list-item>
      </text:list>
      <text:h text:style-name="Heading_20_3" text:outline-level="3">2.1.3 Contraintes</text:h>
      <text:list xml:id="list1930045125" text:style-name="L8">
        <text:list-item>
          <text:p text:style-name="P13">Utilisation de PHP 5.3</text:p>
        </text:list-item>
        <text:list-item>
          <text:p text:style-name="P13">Utilisation CSS 3</text:p>
        </text:list-item>
        <text:list-item>
          <text:p text:style-name="P13">Arriver à un résultat meilleur que l'intranet actuel sur les fonctions principales</text:p>
        </text:list-item>
        <text:list-item>
          <text:p text:style-name="P13">Partage de fichier nécessaire aux concepteurs (codes sources, cahier des charges...)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10:27:08</meta:creation-date>
    <dc:date>2011-10-24T11:01:41</dc:date>
    <meta:editing-duration>PT34M33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4" meta:paragraph-count="73" meta:word-count="460" meta:character-count="2911"/>
  </office:meta>
</office:document-meta>
</file>